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Ty, który jesteś Sercem rzeczywistości</text:span><text:span text:style-name="T1"><text:line-break/></text:span><text:span text:style-name="T1">w moim sercu uwielbiony bą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21:40</meta:creation-date>
    <dc:creator>Woda Życia</dc:creator>
    <dc:date>2016-04-11T19:17:31.89</dc:date>
    <dc:language>pl-PL</dc:language>
    <meta:editing-cycles>23</meta:editing-cycles>
    <meta:editing-duration>PT12M33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